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gr9" style:family="graphic" style:parent-style-name="standard">
      <style:graphic-properties draw:textarea-horizontal-align="justify" draw:textarea-vertical-align="middle" draw:auto-grow-height="true" fo:wrap-option="wrap"/>
    </style:style>
    <style:style style:name="gr10" style:family="graphic" style:parent-style-name="standard">
      <style:graphic-properties draw:textarea-horizontal-align="justify" draw:textarea-vertical-align="middle" draw:auto-grow-height="true" fo:min-height="2.134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cm" svg:height="7.5cm" svg:x="2.3cm" svg:y="2.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cm" svg:height="1.1cm" svg:x="2.3cm" svg:y="2.6cm">
          <text:p text:style-name="P1">BenTV – Raspberry Pi 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8.1cm" svg:height="2.8cm" svg:x="2.5cm" svg:y="7.2cm">
          <text:p text:style-name="P1">Python Pygame Based </text:p>
          <text:p text:style-name="P1">Display of Seizure Detector </text:p>
          <text:p text:style-name="P1">Output, and control of IP Web </text:p>
          <text:p text:style-name="P1">camera position.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8cm" svg:height="1.55cm" svg:x="1.8cm" svg:y="1.4cm">
          <draw:text-box>
            <text:p text:style-name="P2"><text:span text:style-name="T1">Seizure Detector &amp; Benja-Telly Software Configuration</text:span></text:p>
          </draw:text-box>
        </draw:frame>
        <draw:custom-shape draw:style-name="gr4" draw:text-style-name="P1" xml:id="id1" draw:id="id1" draw:layer="layout" svg:width="14.6cm" svg:height="6.5cm" svg:x="2.6cm" svg:y="12.2cm">
          <text:p text:style-name="P1"><text:span text:style-name="T1">Seizure Detector</text:span> – Old dual core Pentium laptop running Ubuntu Linux.<text:line-break/>Python based image processing application using openCV to analyse Kinect depth camera output. <text:s/>Interface to kinect is via libfreenect library.</text:p>
          <text:p text:style-name="P1">Uses an integrated python based web server to communicate with BenTV and future Android user Interfaces.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3cm" svg:height="1.4cm" svg:x="12cm" svg:y="19.4cm">
          <text:p text:style-name="P1">Kinect Sensor<text:line-break/><text:span text:style-name="T2">(bedroom)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9cm" svg:y1="18.7cm" svg:x2="12cm" svg:y2="20.1cm" draw:start-shape="id1" draw:start-glue-point="2" draw:end-shape="id2" svg:d="m9900 18700v1400h2100" svg:viewBox="0 0 2101 1401">
          <text:p/>
        </draw:connector>
        <draw:custom-shape draw:style-name="gr6" draw:text-style-name="P1" draw:layer="layout" svg:width="8.1cm" svg:height="3.2cm" svg:x="2.5cm" svg:y="3.9cm">
          <text:p text:style-name="P1">OMXPlayer Video Display<text:line-break/>of RTSP Stream from<text:line-break/>IP Web Camera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7cm" svg:y1="12.1cm" svg:x2="6.7cm" svg:y2="10.3cm">
          <text:p/>
        </draw:line>
        <draw:frame draw:style-name="gr8" draw:layer="layout" svg:width="4cm" svg:height="0.962cm" svg:x="7.1cm" svg:y="10.8cm">
          <draw:text-box>
            <text:p>HTTP</text:p>
          </draw:text-box>
        </draw:frame>
        <draw:custom-shape draw:style-name="gr9" draw:text-style-name="P1" xml:id="id4" draw:id="id4" draw:layer="layout" svg:width="4.3cm" svg:height="2.384cm" svg:x="14.4cm" svg:y="7.408cm">
          <text:p text:style-name="P1">Single Push Button User Interfac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6cm" svg:y1="8.6cm" svg:x2="14.4cm" svg:y2="8.6cm" draw:start-shape="id3" draw:end-shape="id4" draw:end-glue-point="3" svg:d="m10600 8600h3800" svg:viewBox="0 0 3801 1">
          <text:p/>
        </draw:connector>
        <draw:custom-shape draw:style-name="gr10" draw:text-style-name="P1" draw:layer="layout" svg:width="4.3cm" svg:height="2.384cm" svg:x="14.4cm" svg:y="4.116cm">
          <text:p text:style-name="P1">Pan/Tilt IP Web Camera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5cm" svg:y1="5.3cm" svg:x2="14.5cm" svg:y2="5.3cm">
          <text:p/>
        </draw:line>
        <draw:frame draw:style-name="gr8" draw:layer="layout" svg:width="4cm" svg:height="0.962cm" svg:x="11.3cm" svg:y="4.3cm">
          <draw:text-box>
            <text:p>RTSP</text:p>
          </draw:text-box>
        </draw:frame>
        <draw:line draw:style-name="gr7" draw:text-style-name="P1" draw:layer="layout" svg:x1="10.6cm" svg:y1="8.4cm" svg:x2="14.4cm" svg:y2="6cm">
          <text:p/>
        </draw:line>
        <draw:frame draw:style-name="gr8" draw:layer="layout" svg:width="2.4cm" svg:height="0.962cm" svg:x="11cm" svg:y="6.3cm">
          <draw:text-box>
            <text:p>HTT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</meta:initial-creator>
    <meta:creation-date>2013-12-28T21:25:18.114157709</meta:creation-date>
    <dc:date>2014-02-21T10:34:08.754843558</dc:date>
    <dc:creator>graham </dc:creator>
    <meta:editing-duration>PT52M36S</meta:editing-duration>
    <meta:editing-cycles>6</meta:editing-cycles>
    <meta:generator>LibreOffice/4.1.3.2$Linux_X86_64 LibreOffice_project/410m0$Build-2</meta:generator>
    <meta:document-statistic meta:object-count="17"/>
  </office:meta>
</office:document-meta>
</file>